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481.89pt" style:type="right"/>
        </style:tab-stops>
      </style:paragraph-properties>
      <style:text-properties officeooo:rsid="001805b3" officeooo:paragraph-rsid="001805b3"/>
    </style:style>
    <style:style style:name="P2" style:family="paragraph" style:parent-style-name="Standard">
      <style:paragraph-properties fo:margin-top="28.35pt" fo:margin-bottom="33.99pt" style:contextual-spacing="false" fo:text-align="center" style:justify-single-word="false"/>
      <style:text-properties fo:font-size="28pt" officeooo:rsid="001805b3" officeooo:paragraph-rsid="001805b3" style:font-size-asian="24.5pt" style:font-size-complex="28pt"/>
    </style:style>
    <style:style style:name="P3" style:family="paragraph" style:parent-style-name="Standard">
      <style:paragraph-properties fo:text-align="justify" style:justify-single-word="false"/>
      <style:text-properties officeooo:rsid="00197619" officeooo:paragraph-rsid="00197619"/>
    </style:style>
    <style:style style:name="T1" style:family="text">
      <style:text-properties officeooo:rsid="001b3446"/>
    </style:style>
    <style:style style:name="T2" style:family="text">
      <style:text-properties officeooo:rsid="001b7cf9"/>
    </style:style>
    <style:style style:name="T3" style:family="text">
      <style:text-properties officeooo:rsid="001ce3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nline RPG počítačová hra</text:p>
      <text:p text:style-name="P3">Zadáním je vytvořit systém pro online RPG videohru. Každý hráč si může vytvářet a upravovat hráčský profil, k němu může vytvářet libovolné množství postav a stejnými přístupovými informacemi může přistupovat k hernímu chatu, který je řešen jako separátní služba. Pro přístup k hernímu účtu bude použit email uživatele a heslo. Dále bude účet uchovávat informace o času vytvoření a uživatelovo nastavení ovládání hry. <text:span text:style-name="T1">Každá hráčská postava bude mít možnost vytvářet, vlastnit a používat více herních itemů a každý item může v jeden moment patřit právě jedné postavě. Pokud hráčská postava zemře, její itemy, které má aktuálně v inventáři, budou zpřístupněny ostatním hráčům jako loot. V případě smrti nehráčské postavy bude vygenerovaný loot na základě předdefinovaného seznamu itemů s určitou šancí na objevení. Určité nehráčské postavy (NPC) budou moci s hráči vést konverzaci, popřípadě jim zadávat úkoly či nabízet své zboží. Každý item má základní cenu, která se mění v závislosti na tom, zda hráč kupuje či prodává. </text:span><text:span text:style-name="T2">Podle jednotlivých akcí a činností každé postavy se jim bude měnit statistika alignment, která určuje charakterové zařazení dané postavy, podle kterého se dále mění přístup NPC k hráči. Zároveň má každá nehráčská postava určenou míru agrese a chování v boji i mimo něj. </text:span><text:span text:style-name="T3">Pro administraci systému bude sloužit separátní aplikace, která není součástí systému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loext:tab-stop-distance="0p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481.89pt" style:type="right"/>
        </style:tab-stops>
      </style:paragraph-properties>
      <style:text-properties officeooo:rsid="001805b3" officeooo:paragraph-rsid="001805b3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0pt" fo:margin-left="0pt" fo:margin-right="0pt" fo:margin-bottom="14.14pt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vid Hejna<text:tab/>Adam Třísk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7:38:04.451013073</meta:creation-date>
    <meta:generator>LibreOffice/24.2.5.2$Windows_X86_64 LibreOffice_project/bffef4ea93e59bebbeaf7f431bb02b1a39ee8a59</meta:generator>
    <dc:date>2024-12-14T17:07:39.119000000</dc:date>
    <meta:editing-duration>PT43M44S</meta:editing-duration>
    <meta:editing-cycles>4</meta:editing-cycles>
    <meta:document-statistic meta:table-count="0" meta:image-count="0" meta:object-count="0" meta:page-count="1" meta:paragraph-count="3" meta:word-count="219" meta:character-count="1425" meta:non-whitespace-character-count="1209"/>
  </office:meta>
</office:document-meta>
</file>